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061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7.006cm"/>
    </style:style>
    <style:style style:name="co6" style:family="table-column">
      <style:table-column-properties fo:break-before="auto" style:column-width="4.329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2.759cm"/>
    </style:style>
    <style:style style:name="co9" style:family="table-column">
      <style:table-column-properties fo:break-before="auto" style:column-width="4.528cm"/>
    </style:style>
    <style:style style:name="co10" style:family="table-column">
      <style:table-column-properties fo:break-before="auto" style:column-width="6.354cm"/>
    </style:style>
    <style:style style:name="co11" style:family="table-column">
      <style:table-column-properties fo:break-before="auto" style:column-width="3.2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3" style:family="table-cell" style:parent-style-name="Default" style:data-style-name="N137"/>
    <style:style style:name="ce14" style:family="table-cell" style:parent-style-name="Default" style:data-style-name="N1"/>
    <style:style style:name="ce15" style:family="table-cell" style:parent-style-name="Default" style:data-style-name="N2"/>
    <style:style style:name="ce16" style:family="table-cell" style:parent-style-name="Default" style:data-style-name="N134"/>
    <style:style style:name="ce17" style:family="table-cell" style:parent-style-name="Default" style:data-style-name="N131"/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cification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ximum current [A]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inimum cell voltage [V]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cell voltage [V]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cell series cou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battery voltage [V]</text:p>
          </table:table-cell>
          <table:table-cell table:formula="of:=[.B2]*[.B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ximum battery voltage [V]</text:p>
          </table:table-cell>
          <table:table-cell table:formula="of:=[.B3]*[.B4]"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cell capacity [Ah]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nominal cell voltage [V]</text:p>
          </table:table-cell>
          <table:table-cell table:formula="of:=3.2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nominal battery voltage [V]</text:p>
          </table:table-cell>
          <table:table-cell table:formula="of:=[.B8]*[.B4]"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cell energy [Wh]</text:p>
          </table:table-cell>
          <table:table-cell table:formula="of:=[.B7]*[.B9]" office:value-type="float" office:value="1126.4" calcext:value-type="float">
            <text:p>1126.4</text:p>
          </table:table-cell>
        </table:table-row>
        <table:table-row table:style-name="ro1">
          <table:table-cell office:value-type="string" calcext:value-type="string">
            <text:p>maximum input voltage [V]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ternal resistance [Ohm]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charge and discharge FETs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ull up [kOhm]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pull up current [mA]</text:p>
          </table:table-cell>
          <table:table-cell table:formula="of:=[$specifications.B9]/[.B1]" office:value-type="float" office:value="0.0581818181818182" calcext:value-type="float">
            <text:p>0.0581818181818182</text:p>
          </table:table-cell>
        </table:table-row>
        <table:table-row table:style-name="ro1">
          <table:table-cell office:value-type="string" calcext:value-type="string">
            <text:p>drain source resistance [mOhm]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wer loss per FET [mW]</text:p>
          </table:table-cell>
          <table:table-cell table:formula="of:=[.B3]*[$specifications.B1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power loss per pull up [mW]</text:p>
          </table:table-cell>
          <table:table-cell table:style-name="ce13" table:formula="of:=[$specifications.B9]*[.B2]" office:value-type="float" office:value="0.744727272727273" calcext:value-type="float">
            <text:p>0.745</text:p>
          </table:table-cell>
        </table:table-row>
        <table:table-row table:style-name="ro1">
          <table:table-cell office:value-type="string" calcext:value-type="string">
            <text:p>complete discharge time per pull up [h]</text:p>
          </table:table-cell>
          <table:table-cell table:style-name="ce14" table:formula="of:=[$specifications.B10]/[.B5]*1000" office:value-type="float" office:value="1512500" calcext:value-type="float">
            <text:p>1512500</text:p>
          </table:table-cell>
        </table:table-row>
        <table:table-row table:style-name="ro1">
          <table:table-cell office:value-type="string" calcext:value-type="string">
            <text:p>complete discharge time per pull up [a]</text:p>
          </table:table-cell>
          <table:table-cell table:style-name="ce14" table:formula="of:=[.B6]/24/365" office:value-type="float" office:value="172.659817351598" calcext:value-type="float">
            <text:p>173</text:p>
          </table:table-cell>
        </table:table-row>
        <table:table-row table:style-name="ro1">
          <table:table-cell office:value-type="string" calcext:value-type="string">
            <text:p>input capacitance [pF]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string" calcext:value-type="string">
            <text:p>input capacitance tau [s]</text:p>
          </table:table-cell>
          <table:table-cell table:formula="of:=[.B8]*[.B1]*10^-9" office:value-type="float" office:value="0.0009108" calcext:value-type="float">
            <text:p>0.0009108</text:p>
          </table:table-cell>
        </table:table-row>
        <table:table-row table:style-name="ro1">
          <table:table-cell office:value-type="string" calcext:value-type="string">
            <text:p>loading time input capacitance [us]</text:p>
          </table:table-cell>
          <table:table-cell table:formula="of:=[.B9]*2.3*10^6" office:value-type="float" office:value="2094.84" calcext:value-type="float">
            <text:p>2094.84</text:p>
          </table:table-cell>
        </table:table-row>
      </table:table>
      <table:table table:name="balancing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ell voltage difference [V]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ell capacitance [F]</text:p>
          </table:table-cell>
          <table:table-cell table:formula="of:=[$specifications.B7]*3600/[$specifications.B8]" office:value-type="float" office:value="99000" calcext:value-type="float">
            <text:p>99000</text:p>
          </table:table-cell>
        </table:table-row>
        <table:table-row table:style-name="ro1">
          <table:table-cell office:value-type="string" calcext:value-type="string">
            <text:p>energy difference [Ws]</text:p>
          </table:table-cell>
          <table:table-cell table:formula="of:=[.B1]*[$specifications.B7]*3600/2" office:value-type="float" office:value="15840" calcext:value-type="float">
            <text:p>15840</text:p>
          </table:table-cell>
        </table:table-row>
        <table:table-row table:style-name="ro1">
          <table:table-cell office:value-type="string" calcext:value-type="string">
            <text:p>balance time [s]</text:p>
          </table:table-cell>
          <table:table-cell table:formula="of:=60*60"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average balance power [W]</text:p>
          </table:table-cell>
          <table:table-cell table:formula="of:=[.B3]/[.B4]"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charging factor</text:p>
          </table:table-cell>
          <table:table-cell table:style-name="ce15" table:formula="of:=1/0.63" office:value-type="float" office:value="1.58730158730159" calcext:value-type="float">
            <text:p>1.59</text:p>
          </table:table-cell>
        </table:table-row>
        <table:table-row table:style-name="ro1">
          <table:table-cell office:value-type="string" calcext:value-type="string">
            <text:p>peak power [W]</text:p>
          </table:table-cell>
          <table:table-cell table:style-name="ce15" table:formula="of:=[.B5]*2*[.B6]" office:value-type="float" office:value="13.968253968254" calcext:value-type="float">
            <text:p>13.97</text:p>
          </table:table-cell>
        </table:table-row>
        <table:table-row table:style-name="ro1">
          <table:table-cell office:value-type="string" calcext:value-type="string">
            <text:p>peak current necessary [A]</text:p>
          </table:table-cell>
          <table:table-cell table:style-name="ce15" table:formula="of:=[.B7]/[$specifications.B8]" office:value-type="float" office:value="4.36507936507936" calcext:value-type="float">
            <text:p>4.37</text:p>
          </table:table-cell>
        </table:table-row>
        <table:table-row table:style-name="ro1">
          <table:table-cell office:value-type="string" calcext:value-type="string">
            <text:p>RDS on [Ohm]</text:p>
          </table:table-cell>
          <table:table-cell table:style-name="ce15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amping resistor [Ohm]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otal charge resistance [Ohm]</text:p>
          </table:table-cell>
          <table:table-cell table:formula="of:=[.B10]+2*[.B9]+[$specifications.B12]" office:value-type="float" office:value="0.302" calcext:value-type="float">
            <text:p>0.302</text:p>
          </table:table-cell>
        </table:table-row>
        <table:table-row table:style-name="ro1">
          <table:table-cell office:value-type="string" calcext:value-type="string">
            <text:p>Initial peak current [A]</text:p>
          </table:table-cell>
          <table:table-cell table:style-name="ce13" table:formula="of:=[$specifications.B8]/[.B11]" office:value-type="float" office:value="10.5960264900662" calcext:value-type="float">
            <text:p>10.596</text:p>
          </table:table-cell>
        </table:table-row>
        <table:table-row table:style-name="ro1">
          <table:table-cell office:value-type="string" calcext:value-type="string">
            <text:p>continuous peak current [A]</text:p>
          </table:table-cell>
          <table:table-cell table:style-name="ce13" table:formula="of:=[.B1]/[.B11]" office:value-type="float" office:value="0.331125827814569" calcext:value-type="float">
            <text:p>0.331</text:p>
          </table:table-cell>
        </table:table-row>
        <table:table-row table:style-name="ro1">
          <table:table-cell office:value-type="string" calcext:value-type="string">
            <text:p>initial power loss damping resistor [W]</text:p>
          </table:table-cell>
          <table:table-cell table:style-name="ce13" table:formula="of:=[.B12]*[.B12]*[.B10]" office:value-type="float" office:value="0.22455155475637" calcext:value-type="float">
            <text:p>0.225</text:p>
          </table:table-cell>
        </table:table-row>
        <table:table-row table:style-name="ro1">
          <table:table-cell office:value-type="string" calcext:value-type="string">
            <text:p>continuous power loss damping resistor [W]</text:p>
          </table:table-cell>
          <table:table-cell table:style-name="ce13" table:formula="of:=[.B13]*[.B13]*[.B10]" office:value-type="float" office:value="0.000219288627691768" calcext:value-type="float">
            <text:p>0.000</text:p>
          </table:table-cell>
        </table:table-row>
        <table:table-row table:style-name="ro1">
          <table:table-cell office:value-type="string" calcext:value-type="string">
            <text:p>continuous power loss charge [W]</text:p>
          </table:table-cell>
          <table:table-cell table:formula="of:=[.B11]*[.B13]*[.B13]" office:value-type="float" office:value="0.0331125827814569" calcext:value-type="float">
            <text:p>0.0331125827814569</text:p>
          </table:table-cell>
        </table:table-row>
        <table:table-row table:style-name="ro1">
          <table:table-cell office:value-type="string" calcext:value-type="string">
            <text:p>capacity [F]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harging tau [s]</text:p>
          </table:table-cell>
          <table:table-cell table:formula="of:=[.B17]*[.B11]" office:value-type="float" office:value="0.00302" calcext:value-type="float">
            <text:p>0.00302</text:p>
          </table:table-cell>
        </table:table-row>
        <table:table-row table:style-name="ro1">
          <table:table-cell office:value-type="string" calcext:value-type="string">
            <text:p>time till 90% full [s]</text:p>
          </table:table-cell>
          <table:table-cell table:style-name="ce16" table:formula="of:=(-1)*LN(0.1)*[.B18]" office:value-type="float" office:value="0.00695380698084202" calcext:value-type="float">
            <text:p>0.006954</text:p>
          </table:table-cell>
        </table:table-row>
        <table:table-row table:style-name="ro1">
          <table:table-cell office:value-type="string" calcext:value-type="string">
            <text:p>time till 90% full [us]</text:p>
          </table:table-cell>
          <table:table-cell table:style-name="ce14" table:formula="of:=[.B19]*10^6" office:value-type="float" office:value="6953.80698084202" calcext:value-type="float">
            <text:p>6954</text:p>
          </table:table-cell>
        </table:table-row>
        <table:table-row table:style-name="ro1">
          <table:table-cell office:value-type="string" calcext:value-type="string">
            <text:p>MOSFET turn on and turn of time [ns]</text:p>
          </table:table-cell>
          <table:table-cell table:style-name="ce14" table:formula="of:=10+13+28+10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OSFET turn on and turn of time [s]</text:p>
          </table:table-cell>
          <table:table-cell table:style-name="ce17" table:formula="of:=[.B21]*10^(-9)" office:value-type="float" office:value="0.000000061" calcext:value-type="float">
            <text:p>0.000000061</text:p>
          </table:table-cell>
        </table:table-row>
        <table:table-row table:style-name="ro1">
          <table:table-cell office:value-type="string" calcext:value-type="string">
            <text:p>charge and balance time [s]</text:p>
          </table:table-cell>
          <table:table-cell table:formula="of:=[.B22]*2+[.B19]*2" office:value-type="float" office:value="0.013907735961684" calcext:value-type="float">
            <text:p>0.013907735961684</text:p>
          </table:table-cell>
        </table:table-row>
        <table:table-row table:style-name="ro1">
          <table:table-cell office:value-type="string" calcext:value-type="string">
            <text:p>charge and balance time [ms]</text:p>
          </table:table-cell>
          <table:table-cell table:style-name="ce13" table:formula="of:=[.B23]*1000" office:value-type="float" office:value="13.907735961684" calcext:value-type="float">
            <text:p>13.908</text:p>
          </table:table-cell>
        </table:table-row>
        <table:table-row table:style-name="ro1">
          <table:table-cell office:value-type="string" calcext:value-type="string">
            <text:p>energy transferred per charge [Ws]</text:p>
          </table:table-cell>
          <table:table-cell table:formula="of:=0.404*[.B17]*[.B1]*[.B1]" office:value-type="float" office:value="0.0000404" calcext:value-type="float">
            <text:p>0.0000404</text:p>
          </table:table-cell>
        </table:table-row>
        <table:table-row table:style-name="ro1">
          <table:table-cell office:value-type="string" calcext:value-type="string">
            <text:p>energy transferred per cycle [Ws]</text:p>
          </table:table-cell>
          <table:table-cell table:formula="of:=[.B25]/2" office:value-type="float" office:value="0.0000202" calcext:value-type="float">
            <text:p>0.0000202</text:p>
          </table:table-cell>
        </table:table-row>
        <table:table-row table:style-name="ro1">
          <table:table-cell office:value-type="string" calcext:value-type="string">
            <text:p>time till balanced [s]</text:p>
          </table:table-cell>
          <table:table-cell table:formula="of:=[.B3]/[.B26]" office:value-type="float" office:value="784158415.841584" calcext:value-type="float">
            <text:p>784158415.841584</text:p>
          </table:table-cell>
        </table:table-row>
        <table:table-row table:style-name="ro1">
          <table:table-cell office:value-type="string" calcext:value-type="string">
            <text:p>time till balanced [h]</text:p>
          </table:table-cell>
          <table:table-cell table:formula="of:=[.B27]/3600" office:value-type="float" office:value="217821.782178218" calcext:value-type="float">
            <text:p>217821.782178218</text:p>
          </table:table-cell>
        </table:table-row>
        <table:table-row table:style-name="ro1">
          <table:table-cell office:value-type="string" calcext:value-type="string">
            <text:p>time till balanced [a]</text:p>
          </table:table-cell>
          <table:table-cell table:formula="of:=[.B28]/24/365.25" office:value-type="float" office:value="24.8484807412979" calcext:value-type="float">
            <text:p>24.8484807412979</text:p>
          </table:table-cell>
        </table:table-row>
      </table:table>
      <table:table table:name="balancing_relai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ell voltage difference [V]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 capacitance [F]</text:p>
          </table:table-cell>
          <table:table-cell table:formula="of:=[$specifications.B7]*3600/[$specifications.B8]" office:value-type="float" office:value="99000" calcext:value-type="float">
            <text:p>99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difference [Ws]</text:p>
          </table:table-cell>
          <table:table-cell table:formula="of:=[.B1]*[$specifications.B7]*3600/2" office:value-type="float" office:value="15840" calcext:value-type="float">
            <text:p>15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d resistance [Ohm]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d maximum current [A]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urrent [A]</text:p>
          </table:table-cell>
          <table:table-cell table:style-name="ce15" table:formula="of:=[.B1]/([.B4]+[.B8])" office:value-type="float" office:value="0.350877192982456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ing capacitor [F]</text:p>
          </table:table-cell>
          <table:table-cell table:style-name="ce15" table:formula="of:=360" office:value-type="float" office:value="360" calcext:value-type="float">
            <text:p>360.00</text:p>
          </table:table-cell>
          <table:table-cell table:style-name="ce18" table:number-columns-repeated="2"/>
        </table:table-row>
        <table:table-row table:style-name="ro1">
          <table:table-cell office:value-type="string" calcext:value-type="string">
            <text:p>series resistance capacitor [Ohm]</text:p>
          </table:table-cell>
          <table:table-cell table:style-name="ce13" office:value-type="float" office:value="0.135" calcext:value-type="float">
            <text:p>0.135</text:p>
          </table:table-cell>
          <table:table-cell table:style-name="ce18" table:number-columns-repeated="2"/>
        </table:table-row>
        <table:table-row table:style-name="ro1">
          <table:table-cell office:value-type="string" calcext:value-type="string">
            <text:p>charging tau [s]</text:p>
          </table:table-cell>
          <table:table-cell table:style-name="ce15" table:formula="of:=[.B7]*([.B4]+[.B8])" office:value-type="float" office:value="102.6" calcext:value-type="float">
            <text:p>102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till 90% full [s]</text:p>
          </table:table-cell>
          <table:table-cell table:style-name="ce15" table:formula="of:=(-1)*LN(0.1)*[.B9]" office:value-type="float" office:value="236.245230541189" calcext:value-type="float">
            <text:p>236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transfer per cycle [Ws]</text:p>
          </table:table-cell>
          <table:table-cell table:style-name="ce15" table:formula="of:=([.B1]*0.9)^2*[.B7]/2" office:value-type="float" office:value="1.458" calcext:value-type="float">
            <text:p>1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till balanced [s]</text:p>
          </table:table-cell>
          <table:table-cell table:formula="of:=[.B3]/[.B11]" office:value-type="float" office:value="10864.1975308642" calcext:value-type="float">
            <text:p>10864.1975308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till balanced [h]</text:p>
          </table:table-cell>
          <table:table-cell table:formula="of:=[.B12]/3600" office:value-type="float" office:value="3.01783264746228" calcext:value-type="float">
            <text:p>3.01783264746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es till balanced</text:p>
          </table:table-cell>
          <table:table-cell table:style-name="ce13" table:formula="of:=[.B12]/[.B10]" office:value-type="float" office:value="45.9869496877315" calcext:value-type="float">
            <text:p>45.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stored in balancing capacitor [Ws]</text:p>
          </table:table-cell>
          <table:table-cell table:style-name="ce13" table:formula="of:=[.B7]*[$specifications.B3]*[$specifications.B3]/2" office:value-type="float" office:value="2332.8" calcext:value-type="float">
            <text:p>2332.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stored in battery pack [Ws]</text:p>
          </table:table-cell>
          <table:table-cell table:style-name="ce13" table:formula="of:=[$specifications.B10]*3600" office:value-type="float" office:value="4055040" calcext:value-type="float">
            <text:p>405504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stored in balancing capacitor [%]</text:p>
          </table:table-cell>
          <table:table-cell table:style-name="ce13" table:formula="of:=[.B15]/[.B16]*100" office:value-type="float" office:value="0.0575284090909091" calcext:value-type="float">
            <text:p>0.058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16"/>
          <table:table-cell table:number-columns-repeated="2"/>
        </table:table-row>
        <table:table-row table:style-name="ro1" table:number-rows-repeated="2">
          <table:table-cell/>
          <table:table-cell table:style-name="ce14"/>
          <table:table-cell table:number-columns-repeated="2"/>
        </table:table-row>
        <table:table-row table:style-name="ro1">
          <table:table-cell/>
          <table:table-cell table:style-name="ce17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3"/>
          <table:table-cell table:number-columns-repeated="2"/>
        </table:table-row>
      </table:table>
      <table:table table:name="supercap_selection" table:style-name="ta1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ce13"/>
        <table:table-row table:style-name="ro1">
          <table:table-cell office:value-type="string" calcext:value-type="string">
            <text:p>RS order number</text:p>
          </table:table-cell>
          <table:table-cell office:value-type="string" calcext:value-type="string">
            <text:p>capacitance [F]</text:p>
          </table:table-cell>
          <table:table-cell office:value-type="string" calcext:value-type="string">
            <text:p>Price [€]</text:p>
          </table:table-cell>
          <table:table-cell table:style-name="Default" office:value-type="string" calcext:value-type="string">
            <text:p>price per capacitance [€/F]</text:p>
          </table:table-cell>
        </table:table-row>
        <table:table-row table:style-name="ro1">
          <table:table-cell office:value-type="string" calcext:value-type="string">
            <text:p>875-6723</text:p>
          </table:table-cell>
          <table:table-cell office:value-type="float" office:value="15" calcext:value-type="float">
            <text:p>15</text:p>
          </table:table-cell>
          <table:table-cell office:value-type="float" office:value="3.709" calcext:value-type="float">
            <text:p>3.709</text:p>
          </table:table-cell>
          <table:table-cell table:formula="of:=[.C2]/[.B2]" office:value-type="float" office:value="0.247266666666667" calcext:value-type="float">
            <text:p>0.247</text:p>
          </table:table-cell>
        </table:table-row>
        <table:table-row table:style-name="ro1">
          <table:table-cell office:value-type="string" calcext:value-type="string">
            <text:p>875-6720</text:p>
          </table:table-cell>
          <table:table-cell office:value-type="float" office:value="90" calcext:value-type="float">
            <text:p>90</text:p>
          </table:table-cell>
          <table:table-cell office:value-type="float" office:value="8.755" calcext:value-type="float">
            <text:p>8.755</text:p>
          </table:table-cell>
          <table:table-cell table:formula="of:=[.C3]/[.B3]" office:value-type="float" office:value="0.0972777777777778" calcext:value-type="float">
            <text:p>0.097</text:p>
          </table:table-cell>
        </table:table-row>
      </table:table>
      <table:table table:name="balancing_inductor" table:style-name="ta1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ell voltage difference [V]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cell capacitance [F]</text:p>
          </table:table-cell>
          <table:table-cell table:formula="of:=[$specifications.B7]*3600/[$specifications.B8]" office:value-type="float" office:value="99000" calcext:value-type="float">
            <text:p>99000</text:p>
          </table:table-cell>
          <table:table-cell/>
        </table:table-row>
        <table:table-row table:style-name="ro1">
          <table:table-cell office:value-type="string" calcext:value-type="string">
            <text:p>energy difference [Ws]</text:p>
          </table:table-cell>
          <table:table-cell table:formula="of:=[.B1]*[$specifications.B7]*3600/2" office:value-type="float" office:value="15840" calcext:value-type="float">
            <text:p>15840</text:p>
          </table:table-cell>
          <table:table-cell/>
        </table:table-row>
        <table:table-row table:style-name="ro1">
          <table:table-cell office:value-type="string" calcext:value-type="string">
            <text:p>inductance [H]</text:p>
          </table:table-cell>
          <table:table-cell office:value-type="float" office:value="0.0022" calcext:value-type="float">
            <text:p>0.0022</text:p>
          </table:table-cell>
          <table:table-cell office:value-type="string" calcext:value-type="string">
            <text:p>Würth 7447709222</text:p>
          </table:table-cell>
        </table:table-row>
        <table:table-row table:style-name="ro1">
          <table:table-cell office:value-type="string" calcext:value-type="string">
            <text:p>parasitic resistance [Ohm]</text:p>
          </table:table-cell>
          <table:table-cell office:value-type="float" office:value="3.25" calcext:value-type="float">
            <text:p>3.25</text:p>
          </table:table-cell>
          <table:table-cell/>
        </table:table-row>
        <table:table-row table:style-name="ro1">
          <table:table-cell office:value-type="string" calcext:value-type="string">
            <text:p>maximum DC current [A]</text:p>
          </table:table-cell>
          <table:table-cell office:value-type="float" office:value="0.53" calcext:value-type="float">
            <text:p>0.53</text:p>
          </table:table-cell>
          <table:table-cell/>
        </table:table-row>
        <table:table-row table:style-name="ro1">
          <table:table-cell office:value-type="string" calcext:value-type="string">
            <text:p>saturation current [A]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resistance nmos [Ohm]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number of inducto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tal resistance [Ohm]</text:p>
          </table:table-cell>
          <table:table-cell table:formula="of:=[.B8]+[.B5]*[.B9]" office:value-type="float" office:value="3.45" calcext:value-type="float">
            <text:p>3.45</text:p>
          </table:table-cell>
          <table:table-cell/>
        </table:table-row>
        <table:table-row table:style-name="ro1">
          <table:table-cell office:value-type="string" calcext:value-type="string">
            <text:p>total inductance [H]</text:p>
          </table:table-cell>
          <table:table-cell table:formula="of:=[.B4]*[.B9]" office:value-type="float" office:value="0.0022" calcext:value-type="float">
            <text:p>0.0022</text:p>
          </table:table-cell>
          <table:table-cell/>
        </table:table-row>
        <table:table-row table:style-name="ro1">
          <table:table-cell office:value-type="string" calcext:value-type="string">
            <text:p>initial current [A]</text:p>
          </table:table-cell>
          <table:table-cell table:formula="of:=[$specifications.B3]/[.B10]" office:value-type="float" office:value="1.04347826086957" calcext:value-type="float">
            <text:p>1.04347826086957</text:p>
          </table:table-cell>
          <table:table-cell/>
        </table:table-row>
        <table:table-row table:style-name="ro1">
          <table:table-cell office:value-type="string" calcext:value-type="string">
            <text:p>time constant [s]</text:p>
          </table:table-cell>
          <table:table-cell table:formula="of:=[.B11]/[.B10]" office:value-type="float" office:value="0.00063768115942029" calcext:value-type="float">
            <text:p>0.00063768115942029</text:p>
          </table:table-cell>
          <table:table-cell/>
        </table:table-row>
        <table:table-row table:style-name="ro1">
          <table:table-cell office:value-type="string" calcext:value-type="string">
            <text:p>cycle time on [s]</text:p>
          </table:table-cell>
          <table:table-cell table:formula="of:=[.B13]" office:value-type="float" office:value="0.00063768115942029" calcext:value-type="float">
            <text:p>0.00063768115942029</text:p>
          </table:table-cell>
          <table:table-cell/>
        </table:table-row>
        <table:table-row table:style-name="ro1">
          <table:table-cell office:value-type="string" calcext:value-type="string">
            <text:p>cycle time off [s]</text:p>
          </table:table-cell>
          <table:table-cell table:formula="of:=2*[.B14]" office:value-type="float" office:value="0.00127536231884058" calcext:value-type="float">
            <text:p>0.00127536231884058</text:p>
          </table:table-cell>
          <table:table-cell/>
        </table:table-row>
        <table:table-row table:style-name="ro1">
          <table:table-cell office:value-type="string" calcext:value-type="string">
            <text:p>total cycle time [s]</text:p>
          </table:table-cell>
          <table:table-cell table:formula="of:=[.B15]+[.B14]" office:value-type="float" office:value="0.00191304347826087" calcext:value-type="float">
            <text:p>0.00191304347826087</text:p>
          </table:table-cell>
          <table:table-cell/>
        </table:table-row>
        <table:table-row table:style-name="ro1">
          <table:table-cell office:value-type="string" calcext:value-type="string">
            <text:p>energy loss per cycle, approx [Ws]</text:p>
          </table:table-cell>
          <table:table-cell table:formula="of:=[.B12]*[.B12]*[.B10]*[.B16]" office:value-type="float" office:value="0.00718638941398866" calcext:value-type="float">
            <text:p>0.00718638941398866</text:p>
          </table:table-cell>
          <table:table-cell/>
        </table:table-row>
        <table:table-row table:style-name="ro1">
          <table:table-cell office:value-type="string" calcext:value-type="string">
            <text:p>energy transfer per cycle, approx [Ws]</text:p>
          </table:table-cell>
          <table:table-cell table:formula="of:=[.B12]*[$specifications.B3]*[.B17]" office:value-type="float" office:value="0.0269958280595052" calcext:value-type="float">
            <text:p>0.0269958280595052</text:p>
          </table:table-cell>
          <table:table-cell/>
        </table:table-row>
        <table:table-row table:style-name="ro1">
          <table:table-cell office:value-type="string" calcext:value-type="string">
            <text:p>power transfer, approx [W]</text:p>
          </table:table-cell>
          <table:table-cell table:formula="of:=[.B12]*[$specifications.B3]" office:value-type="float" office:value="3.75652173913043" calcext:value-type="float">
            <text:p>3.75652173913043</text:p>
          </table:table-cell>
          <table:table-cell/>
        </table:table-row>
        <table:table-row table:style-name="ro1">
          <table:table-cell office:value-type="string" calcext:value-type="string">
            <text:p>time till balanced [s]</text:p>
          </table:table-cell>
          <table:table-cell table:formula="of:=[.B3]/[.B19]" office:value-type="float" office:value="4216.66666666667" calcext:value-type="float">
            <text:p>4216.66666666667</text:p>
          </table:table-cell>
          <table:table-cell/>
        </table:table-row>
        <table:table-row table:style-name="ro1">
          <table:table-cell office:value-type="string" calcext:value-type="string">
            <text:p>time till balanced [h]</text:p>
          </table:table-cell>
          <table:table-cell table:formula="of:=[.B20]/3600" office:value-type="float" office:value="1.1712962962963" calcext:value-type="float">
            <text:p>1.1712962962963</text:p>
          </table:table-cell>
          <table:table-cell/>
        </table:table-row>
      </table:table>
      <table:table table:name="balancing_inductor_v2" table:style-name="ta1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ell voltage difference [V]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cell capacitance [F]</text:p>
          </table:table-cell>
          <table:table-cell table:formula="of:=[$specifications.B7]*3600/[$specifications.B8]" office:value-type="float" office:value="99000" calcext:value-type="float">
            <text:p>99000</text:p>
          </table:table-cell>
          <table:table-cell/>
        </table:table-row>
        <table:table-row table:style-name="ro1">
          <table:table-cell office:value-type="string" calcext:value-type="string">
            <text:p>energy difference [Ws]</text:p>
          </table:table-cell>
          <table:table-cell table:formula="of:=[.B1]*[$specifications.B7]*3600/2" office:value-type="float" office:value="15840" calcext:value-type="float">
            <text:p>15840</text:p>
          </table:table-cell>
          <table:table-cell/>
        </table:table-row>
        <table:table-row table:style-name="ro1">
          <table:table-cell office:value-type="string" calcext:value-type="string">
            <text:p>inductance [µH]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Würth 7447706062</text:p>
          </table:table-cell>
        </table:table-row>
        <table:table-row table:style-name="ro1">
          <table:table-cell office:value-type="string" calcext:value-type="string">
            <text:p>inductance [H]</text:p>
          </table:table-cell>
          <table:table-cell table:formula="of:=[.B4]/1000/1000" office:value-type="float" office:value="0.0000062" calcext:value-type="float">
            <text:p>0.0000062</text:p>
          </table:table-cell>
          <table:table-cell/>
        </table:table-row>
        <table:table-row table:style-name="ro1">
          <table:table-cell office:value-type="string" calcext:value-type="string">
            <text:p>parasitic resistance [Ohm]</text:p>
          </table:table-cell>
          <table:table-cell office:value-type="float" office:value="0.015" calcext:value-type="float">
            <text:p>0.015</text:p>
          </table:table-cell>
          <table:table-cell/>
        </table:table-row>
        <table:table-row table:style-name="ro1">
          <table:table-cell office:value-type="string" calcext:value-type="string">
            <text:p>maximum DC current [A]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aturation current [A]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esistance nmos [Ohm]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DMN3404L</text:p>
          </table:table-cell>
        </table:table-row>
        <table:table-row table:style-name="ro1">
          <table:table-cell office:value-type="string" calcext:value-type="string">
            <text:p>additional resistance [Ohm]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power loss on resistance, peak [W]</text:p>
          </table:table-cell>
          <table:table-cell table:formula="of:=[.B14]*[.B14]*[.B10]" office:value-type="float" office:value="21.9773511187082" calcext:value-type="float">
            <text:p>21.9773511187082</text:p>
          </table:table-cell>
          <table:table-cell office:value-type="string" calcext:value-type="string">
            <text:p>RS online 820-0069</text:p>
          </table:table-cell>
        </table:table-row>
        <table:table-row table:style-name="ro1">
          <table:table-cell office:value-type="string" calcext:value-type="string">
            <text:p>total resistance [Ohm]</text:p>
          </table:table-cell>
          <table:table-cell table:formula="of:=[.B9]+[.B6]+[.B10]" office:value-type="float" office:value="0.543" calcext:value-type="float">
            <text:p>0.543</text:p>
          </table:table-cell>
          <table:table-cell/>
        </table:table-row>
        <table:table-row table:style-name="ro1">
          <table:table-cell office:value-type="string" calcext:value-type="string">
            <text:p>total inductance [H]</text:p>
          </table:table-cell>
          <table:table-cell table:formula="of:=[.B5]" office:value-type="float" office:value="0.0000062" calcext:value-type="float">
            <text:p>0.0000062</text:p>
          </table:table-cell>
          <table:table-cell/>
        </table:table-row>
        <table:table-row table:style-name="ro1">
          <table:table-cell office:value-type="string" calcext:value-type="string">
            <text:p>initial current [A]</text:p>
          </table:table-cell>
          <table:table-cell table:formula="of:=[$specifications.B3]/[.B12]" office:value-type="float" office:value="6.62983425414365" calcext:value-type="float">
            <text:p>6.62983425414365</text:p>
          </table:table-cell>
          <table:table-cell/>
        </table:table-row>
        <table:table-row table:style-name="ro1">
          <table:table-cell office:value-type="string" calcext:value-type="string">
            <text:p>time constant [s]</text:p>
          </table:table-cell>
          <table:table-cell table:formula="of:=[.B13]/[.B12]" office:value-type="float" office:value="0.0000114180478821363" calcext:value-type="float">
            <text:p>1.14180478821363E-05</text:p>
          </table:table-cell>
          <table:table-cell/>
        </table:table-row>
        <table:table-row table:style-name="ro1">
          <table:table-cell office:value-type="string" calcext:value-type="string">
            <text:p>cycle time on [s]</text:p>
          </table:table-cell>
          <table:table-cell table:formula="of:=[.B15]" office:value-type="float" office:value="0.0000114180478821363" calcext:value-type="float">
            <text:p>1.14180478821363E-05</text:p>
          </table:table-cell>
          <table:table-cell/>
        </table:table-row>
        <table:table-row table:style-name="ro1">
          <table:table-cell office:value-type="string" calcext:value-type="string">
            <text:p>cycle time off [s]</text:p>
          </table:table-cell>
          <table:table-cell table:formula="of:=2*[.B16]" office:value-type="float" office:value="0.0000228360957642726" calcext:value-type="float">
            <text:p>2.28360957642726E-05</text:p>
          </table:table-cell>
          <table:table-cell/>
        </table:table-row>
        <table:table-row table:style-name="ro1">
          <table:table-cell office:value-type="string" calcext:value-type="string">
            <text:p>total cycle time [s]</text:p>
          </table:table-cell>
          <table:table-cell table:formula="of:=[.B17]+[.B16]" office:value-type="float" office:value="0.0000342541436464088" calcext:value-type="float">
            <text:p>3.42541436464088E-05</text:p>
          </table:table-cell>
          <table:table-cell/>
        </table:table-row>
        <table:table-row table:style-name="ro1">
          <table:table-cell office:value-type="string" calcext:value-type="string">
            <text:p>energy loss per cycle, approx [Ws]</text:p>
          </table:table-cell>
          <table:table-cell table:formula="of:=[.B14]*[.B14]*[.B12]*[.B18]" office:value-type="float" office:value="0.000817557461615946" calcext:value-type="float">
            <text:p>0.000817557461615946</text:p>
          </table:table-cell>
          <table:table-cell/>
        </table:table-row>
        <table:table-row table:style-name="ro1">
          <table:table-cell office:value-type="string" calcext:value-type="string">
            <text:p>energy transfer per cycle, approx [Ws]</text:p>
          </table:table-cell>
          <table:table-cell table:formula="of:=[.B14]*[$specifications.B3]*[.B19]" office:value-type="float" office:value="0.0195129736695077" calcext:value-type="float">
            <text:p>0.0195129736695077</text:p>
          </table:table-cell>
          <table:table-cell/>
        </table:table-row>
        <table:table-row table:style-name="ro1">
          <table:table-cell office:value-type="string" calcext:value-type="string">
            <text:p>power transfer, approx [W]</text:p>
          </table:table-cell>
          <table:table-cell table:formula="of:=[.B14]*[$specifications.B3]" office:value-type="float" office:value="23.8674033149171" calcext:value-type="float">
            <text:p>23.8674033149171</text:p>
          </table:table-cell>
          <table:table-cell/>
        </table:table-row>
        <table:table-row table:style-name="ro1">
          <table:table-cell office:value-type="string" calcext:value-type="string">
            <text:p>time till balanced [s]</text:p>
          </table:table-cell>
          <table:table-cell table:formula="of:=[.B3]/[.B21]" office:value-type="float" office:value="663.666666666667" calcext:value-type="float">
            <text:p>663.666666666667</text:p>
          </table:table-cell>
          <table:table-cell/>
        </table:table-row>
        <table:table-row table:style-name="ro1">
          <table:table-cell office:value-type="string" calcext:value-type="string">
            <text:p>time till balanced [h]</text:p>
          </table:table-cell>
          <table:table-cell table:formula="of:=[.B22]/3600" office:value-type="float" office:value="0.184351851851852" calcext:value-type="float">
            <text:p>0.184351851851852</text:p>
          </table:table-cell>
          <table:table-cell/>
        </table:table-row>
        <table:table-row table:style-name="ro1">
          <table:table-cell office:value-type="string" calcext:value-type="string">
            <text:p>maximum PWM count frequency [MHz]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inimum PWM count period [s]</text:p>
          </table:table-cell>
          <table:table-cell table:formula="of:=1/[.B24]/1000/1000" office:value-type="float" office:value="0.00000003125" calcext:value-type="float">
            <text:p>0.00000003125</text:p>
          </table:table-cell>
          <table:table-cell/>
        </table:table-row>
        <table:table-row table:style-name="ro1">
          <table:table-cell office:value-type="string" calcext:value-type="string">
            <text:p>turn on delay time [ns]</text:p>
          </table:table-cell>
          <table:table-cell office:value-type="float" office:value="3.41" calcext:value-type="float">
            <text:p>3.41</text:p>
          </table:table-cell>
          <table:table-cell/>
        </table:table-row>
        <table:table-row table:style-name="ro1">
          <table:table-cell office:value-type="string" calcext:value-type="string">
            <text:p>turn on rise time [ns]</text:p>
          </table:table-cell>
          <table:table-cell office:value-type="float" office:value="6.18" calcext:value-type="float">
            <text:p>6.18</text:p>
          </table:table-cell>
          <table:table-cell/>
        </table:table-row>
        <table:table-row table:style-name="ro1">
          <table:table-cell office:value-type="string" calcext:value-type="string">
            <text:p>turn off delay time [ns]</text:p>
          </table:table-cell>
          <table:table-cell office:value-type="float" office:value="13.92" calcext:value-type="float">
            <text:p>13.92</text:p>
          </table:table-cell>
          <table:table-cell/>
        </table:table-row>
        <table:table-row table:style-name="ro1">
          <table:table-cell office:value-type="string" calcext:value-type="string">
            <text:p>turn off fall time [ns]</text:p>
          </table:table-cell>
          <table:table-cell office:value-type="float" office:value="2.84" calcext:value-type="float">
            <text:p>2.84</text:p>
          </table:table-cell>
          <table:table-cell/>
        </table:table-row>
        <table:table-row table:style-name="ro1">
          <table:table-cell office:value-type="string" calcext:value-type="string">
            <text:p>switching time [s]</text:p>
          </table:table-cell>
          <table:table-cell table:formula="of:=([.B26]+[.B27]+[.B28]+[.B29])/1000/1000/1000" office:value-type="float" office:value="0.00000002635" calcext:value-type="float">
            <text:p>0.00000002635</text:p>
          </table:table-cell>
          <table:table-cell/>
        </table:table-row>
        <table:table-row table:style-name="ro1">
          <table:table-cell office:value-type="string" calcext:value-type="string">
            <text:p>power loss nmos [W]</text:p>
          </table:table-cell>
          <table:table-cell table:formula="of:=[.B14]*[.B14]*[.B9]" office:value-type="float" office:value="1.23073166264766" calcext:value-type="float">
            <text:p>1.2307316626476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number number:decimal-places="1" number:min-decimal-places="1" number:min-integer-digits="1"/>
    </number:number-style>
    <number:number-style style:name="N137">
      <number:number number:decimal-places="3" number:min-decimal-places="3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7">
      <number:number number:decimal-places="19" number:min-decimal-places="19" number:min-integer-digits="1"/>
    </number:number-style>
    <number:number-style style:name="N126">
      <number:number number:decimal-places="18" number:min-decimal-places="18" number:min-integer-digits="1"/>
    </number:number-style>
    <number:number-style style:name="N125">
      <number:number number:decimal-places="17" number:min-decimal-places="17" number:min-integer-digits="1"/>
    </number:number-style>
    <number:number-style style:name="N124">
      <number:number number:decimal-places="16" number:min-decimal-places="16" number:min-integer-digits="1"/>
    </number:number-style>
    <number:number-style style:name="N123">
      <number:number number:decimal-places="15" number:min-decimal-places="15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7:18:28.691040455</meta:creation-date>
    <meta:generator>LibreOffice/7.3.7.2$Linux_X86_64 LibreOffice_project/30$Build-2</meta:generator>
    <dc:date>2023-12-13T13:04:24.403396564</dc:date>
    <meta:editing-duration>PT5H23M34S</meta:editing-duration>
    <meta:editing-cycles>38</meta:editing-cycles>
    <meta:document-statistic meta:table-count="7" meta:cell-count="256" meta:object-count="0"/>
  </office:meta>
</office:document-meta>
</file>